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charter" svg:font-family="charter, Georgia, Cambria, 'Times New Roman', Times, serif"/>
    <style:font-face style:name="fell" svg:font-family="fell, Georgia, Cambria, 'Times New Roman', Times, serif"/>
    <style:font-face style:name="sohne" svg:font-family="sohne, 'Helvetica Neue', Helvetica, Arial, sans-serif"/>
  </office:font-face-decls>
  <office:automatic-styles>
    <style:style style:name="P1" style:family="paragraph" style:parent-style-name="Heading_20_1">
      <style:paragraph-properties fo:margin-left="0cm" fo:margin-right="0cm" style:line-height-at-least="1.588cm" fo:orphans="2" fo:widows="2" fo:text-indent="0cm" style:auto-text-indent="false"/>
    </style:style>
    <style:style style:name="P2" style:family="paragraph" style:parent-style-name="Heading_20_1">
      <style:paragraph-properties fo:margin-left="0cm" fo:margin-right="0cm" style:line-height-at-least="0.953cm" fo:orphans="2" fo:widows="2" fo:text-indent="0cm" style:auto-text-indent="false"/>
    </style:style>
    <style:style style:name="P3" style:family="paragraph" style:parent-style-name="Heading_20_1">
      <style:paragraph-properties fo:margin-left="0cm" fo:margin-right="0cm" style:line-height-at-least="0.953cm" fo:orphans="2" fo:widows="2" fo:text-indent="0cm" style:auto-text-indent="false"/>
      <style:text-properties fo:font-variant="normal" fo:text-transform="none" fo:color="#292929" loext:opacity="100%" style:font-name="sohne" fo:font-size="22.5pt" fo:letter-spacing="normal" fo:font-style="normal" fo:font-weight="normal"/>
    </style:style>
    <style:style style:name="P4" style:family="paragraph" style:parent-style-name="Preformatted_20_Text">
      <loext:graphic-properties draw:fill="solid" draw:fill-color="#f2f2f2" draw:opacity="100%"/>
      <style:paragraph-properties fo:margin-left="0cm" fo:margin-right="0cm" fo:margin-top="1.482cm" fo:margin-bottom="0cm" style:contextual-spacing="false" fo:line-height="118%" fo:orphans="2" fo:widows="2" fo:text-indent="0cm" style:auto-text-indent="false" fo:background-color="#f2f2f2" fo:padding="0cm" fo:border="none"/>
      <style:text-properties fo:font-variant="normal" fo:text-transform="none" fo:color="#292929" loext:opacity="100%" style:font-name="Menlo" fo:font-size="12pt" fo:letter-spacing="normal" fo:font-style="normal" fo:font-weight="normal"/>
    </style:style>
    <style:style style:name="P5" style:family="paragraph" style:parent-style-name="Preformatted_20_Text">
      <loext:graphic-properties draw:fill="solid" draw:fill-color="#f2f2f2" draw:opacity="100%"/>
      <style:paragraph-properties fo:margin-top="1.482cm" fo:margin-bottom="0cm" style:contextual-spacing="false" fo:line-height="118%" fo:orphans="2" fo:widows="2" fo:background-color="#f2f2f2" fo:padding="0cm" fo:border="none"/>
      <style:text-properties fo:font-variant="normal" fo:text-transform="none" fo:color="#292929" loext:opacity="100%" style:font-name="Menlo" fo:font-size="12pt" fo:letter-spacing="normal" fo:font-style="normal" fo:font-weight="normal"/>
    </style:style>
    <style:style style:name="P6" style:family="paragraph" style:parent-style-name="Preformatted_20_Text">
      <loext:graphic-properties draw:fill="solid" draw:fill-color="#f2f2f2" draw:opacity="100%"/>
      <style:paragraph-properties fo:margin-top="1.482cm" fo:margin-bottom="0cm" style:contextual-spacing="false" fo:line-height="100%" fo:orphans="2" fo:widows="2" fo:background-color="#f2f2f2" fo:padding="0cm" fo:border="none"/>
      <style:text-properties fo:font-variant="normal" fo:text-transform="none" fo:color="#292929" loext:opacity="100%" style:font-name="Menlo" fo:font-size="12pt" fo:letter-spacing="normal" fo:font-style="normal" fo:font-weight="normal"/>
    </style:style>
    <style:style style:name="P7" style:family="paragraph" style:parent-style-name="Preformatted_20_Text">
      <loext:graphic-properties draw:fill="solid" draw:fill-color="#f2f2f2" draw:opacity="100%"/>
      <style:paragraph-properties fo:margin-top="1.482cm" fo:margin-bottom="0cm" style:contextual-spacing="false" fo:line-height="118%" fo:orphans="2" fo:widows="2" fo:background-color="#f2f2f2" fo:padding="0cm" fo:border="none"/>
      <style:text-properties fo:font-variant="normal" fo:text-transform="none" fo:color="#292929" loext:opacity="100%" fo:letter-spacing="normal"/>
    </style:style>
    <style:style style:name="P8" style:family="paragraph" style:parent-style-name="Preformatted_20_Text">
      <loext:graphic-properties draw:fill="solid" draw:fill-color="#f2f2f2" draw:opacity="100%"/>
      <style:paragraph-properties fo:margin-top="1.482cm" fo:margin-bottom="0cm" style:contextual-spacing="false" fo:line-height="100%" fo:orphans="2" fo:widows="2" fo:background-color="#f2f2f2" fo:padding="0cm" fo:border="none"/>
      <style:text-properties fo:font-variant="normal" fo:text-transform="none" fo:letter-spacing="normal" fo:font-style="normal" fo:font-weight="normal"/>
    </style:style>
    <style:style style:name="P9"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75pt" fo:font-style="normal" fo:font-weight="normal"/>
    </style:style>
    <style:style style:name="P10" style:family="paragraph" style:parent-style-name="Text_20_body">
      <style:paragraph-properties fo:margin-left="0cm" fo:margin-right="0cm" style:line-height-at-least="0.847cm" fo:orphans="2" fo:widows="2" fo:text-indent="0cm" style:auto-text-indent="false"/>
    </style:style>
    <style:style style:name="P11" style:family="paragraph" style:parent-style-name="Text_20_body">
      <style:paragraph-properties fo:line-height="100%"/>
    </style:style>
    <style:style style:name="T1" style:family="text">
      <style:text-properties fo:color="#292929" loext:opacity="100%" style:font-name="Menlo" fo:font-size="12pt"/>
    </style:style>
    <style:style style:name="T2" style:family="text">
      <style:text-properties fo:font-variant="normal" fo:text-transform="none" fo:color="#292929" loext:opacity="100%" style:font-name="fell" fo:font-size="36pt" fo:font-style="normal" fo:font-weight="normal"/>
    </style:style>
    <style:style style:name="T3" style:family="text">
      <style:text-properties fo:font-variant="normal" fo:text-transform="none" fo:color="#292929" loext:opacity="100%" style:font-name="charter" fo:font-size="15.75pt" fo:font-style="normal" fo:font-weight="normal"/>
    </style:style>
    <style:style style:name="T4" style:family="text">
      <style:text-properties fo:font-variant="normal" fo:text-transform="none" fo:color="#292929" loext:opacity="100%" style:font-name="charter" fo:font-size="15.75pt" fo:font-style="normal" style:text-underline-style="solid" style:text-underline-width="auto" style:text-underline-color="font-color" fo:font-weight="normal"/>
    </style:style>
    <style:style style:name="T5" style:family="text">
      <style:text-properties fo:font-variant="normal" fo:text-transform="none" fo:color="#292929" loext:opacity="100%" style:font-name="charter" fo:font-size="15.75pt" fo:font-style="italic" fo:font-weight="normal"/>
    </style:style>
    <style:style style:name="T6" style:family="text">
      <style:text-properties fo:font-variant="normal" fo:text-transform="none" fo:color="#292929" loext:opacity="100%" style:font-name="Menlo" fo:font-size="11.25pt" fo:font-style="normal" fo:font-weight="normal" fo:background-color="#f2f2f2" loext:char-shading-value="0" loext:padding="0cm" loext:border="none"/>
    </style:style>
    <style:style style:name="T7" style:family="text">
      <style:text-properties fo:font-variant="normal" fo:text-transform="none" fo:color="#292929" loext:opacity="100%" style:font-name="Menlo" fo:font-size="11.25pt" fo:font-style="normal" style:text-underline-style="solid" style:text-underline-width="auto" style:text-underline-color="font-color" fo:font-weight="normal" fo:background-color="#f2f2f2" loext:char-shading-value="0" loext:padding="0cm" loext:border="none"/>
    </style:style>
    <style:style style:name="T8" style:family="text">
      <style:text-properties fo:font-variant="normal" fo:text-transform="none" fo:color="#292929" loext:opacity="100%" style:font-name="Menlo" fo:font-size="16.5pt" fo:letter-spacing="normal" fo:font-style="normal" fo:font-weight="normal" fo:background-color="#f2f2f2" loext:char-shading-value="0" loext:padding="0cm" loext:border="none"/>
    </style:style>
    <style:style style:name="T9" style:family="text">
      <style:text-properties fo:font-variant="normal" fo:text-transform="none" fo:color="#292929" loext:opacity="100%" style:font-name="sohne" fo:font-size="22.5pt" fo:letter-spacing="normal" fo:font-style="normal" fo:font-weight="normal"/>
    </style:style>
    <style:style style:name="T10" style:family="text">
      <style:text-properties style:font-name="Menlo"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4243"/><text:span text:style-name="Strong_20_Emphasis"><text:span text:style-name="T2">Objects And Its Internal Representation In JavaScript</text:span></text:span></text:h>
      <text:p text:style-name="P9"><text:bookmark text:name="a24d"/>Objects, in JavaScript, is it’s most important data-type and forms the building blocks for modern JavaScript. These objects are quite different from JavaScript’s primitive data-types(Number, String, Boolean, null, undefined and symbol) in the sense that while these primitive data-types all store a single value each (depending on their types).</text:p>
      <text:p text:style-name="P9"><text:bookmark text:name="d7d6"/>Objects are more complex and each object may contain any combination of these primitive data-types as well as reference data-types.<text:line-break/>An object, is a reference data type. Variables that are assigned a reference value are given a reference or a pointer to that value. That reference or pointer points to the location in memory where the object is stored. The variables don’t actually store the value.</text:p>
      <text:p text:style-name="P9"><text:bookmark text:name="fd80"/>Loosely speaking, objects in JavaScript may be defined as an unordered collection of related data, of primitive or reference types, in the form of “key: value” pairs. These keys can be variables or functions and are called properties and methods, respectively, in the context of an object.</text:p>
      <text:p text:style-name="P10"><text:bookmark text:name="6b5b"/><text:span text:style-name="T3">For Eg. If your object is a student, it will have properties like name, age, address, id, etc and methods like </text:span><text:span text:style-name="Source_20_Text"><text:span text:style-name="T6">updateAddress</text:span></text:span><text:span text:style-name="T3">, </text:span><text:span text:style-name="Source_20_Text"><text:span text:style-name="T6">updateNam</text:span></text:span><text:span text:style-name="T3">, etc.</text:span></text:p>
      <text:h text:style-name="P2" text:outline-level="1"><text:bookmark text:name="5967"/><text:span text:style-name="Strong_20_Emphasis"><text:span text:style-name="T9">Objects and properties</text:span></text:span></text:h>
      <text:p text:style-name="P9"><text:bookmark text:name="84b0"/>A JavaScript object has properties associated with it. A property of an object can be explained as a variable that is attached to the object. <text:soft-page-break/>Object properties are basically the same as ordinary JavaScript variables, except for the attachment to objects. The properties of an object define the characteristics of the object. You access the properties of an object with a simple dot-notation:</text:p>
      <text:p text:style-name="P4"><text:bookmark text:name="7699"/>objectName.propertyName</text:p>
      <text:p text:style-name="P10"><text:bookmark text:name="f6fc"/><text:span text:style-name="T3">Like all JavaScript variables, both the object name (which could be a normal variable) and property name are case sensitive. You can define a property by assigning it a value. For example, let’s create an object named </text:span><text:span text:style-name="Source_20_Text"><text:span text:style-name="T6">myCar</text:span></text:span><text:span text:style-name="T3"> and give it properties named </text:span><text:span text:style-name="Source_20_Text"><text:span text:style-name="T6">make</text:span></text:span><text:span text:style-name="T3">, </text:span><text:span text:style-name="Source_20_Text"><text:span text:style-name="T6">model</text:span></text:span><text:span text:style-name="T3">, and </text:span><text:span text:style-name="Source_20_Text"><text:span text:style-name="T6">year</text:span></text:span><text:span text:style-name="T3"> as follows:</text:span></text:p>
      <text:p text:style-name="P4"><text:bookmark text:name="14bb"/>var myCar = new Object();</text:p>
      <text:p text:style-name="P5">myCar.make = 'Ford';</text:p>
      <text:p text:style-name="P5">myCar.model = 'Mustang';</text:p>
      <text:p text:style-name="P5">myCar.year = 1969;</text:p>
      <text:p text:style-name="P10"><text:bookmark text:name="e6eb"/><text:span text:style-name="T3">Unassigned properties of an object are </text:span><text:a xlink:type="simple" xlink:href="https://developer.mozilla.org/en-US/docs/Web/JavaScript/Reference/Global_Objects/undefined" office:target-frame-name="_blank" xlink:show="new" text:style-name="Internet_20_link" text:visited-style-name="Visited_20_Internet_20_Link"><text:span text:style-name="Source_20_Text"><text:span text:style-name="T7">undefined</text:span></text:span></text:a><text:span text:style-name="T3"> (and not </text:span><text:a xlink:type="simple" xlink:href="https://developer.mozilla.org/en-US/docs/Web/JavaScript/Reference/Global_Objects/null" office:target-frame-name="_blank" xlink:show="new" text:style-name="Internet_20_link" text:visited-style-name="Visited_20_Internet_20_Link"><text:span text:style-name="Source_20_Text"><text:span text:style-name="T7">null</text:span></text:span></text:a><text:span text:style-name="T3">).</text:span></text:p>
      <text:p text:style-name="P4"><text:bookmark text:name="2e73"/>myCar.color; // undefined</text:p>
      <text:p text:style-name="P10"><text:bookmark text:name="39ad"/><text:span text:style-name="T3">Properties of JavaScript objects can also be accessed or set using a bracket notation (for more details see </text:span><text:a xlink:type="simple" xlink:href="https://developer.mozilla.org/en-US/docs/Web/JavaScript/Reference/Operators/Property_Accessors" office:target-frame-name="_blank" xlink:show="new" text:style-name="Internet_20_link" text:visited-style-name="Visited_20_Internet_20_Link"><text:span text:style-name="T4">property accessors</text:span></text:a><text:span text:style-name="T3">). Objects are sometimes called </text:span><text:span text:style-name="Emphasis"><text:span text:style-name="T5">associative arrays</text:span></text:span><text:span text:style-name="T3">, since each property is associated with a string value that can be used to access it. So, for </text:span><text:soft-page-break/><text:span text:style-name="T3">example, you could access the properties of the </text:span><text:span text:style-name="Source_20_Text"><text:span text:style-name="T6">myCar</text:span></text:span><text:span text:style-name="T3"> object as follows:</text:span></text:p>
      <text:p text:style-name="P4"><text:bookmark text:name="11b7"/>myCar['make'] = 'Ford';</text:p>
      <text:p text:style-name="P5">myCar['model'] = 'Mustang';</text:p>
      <text:p text:style-name="P5">myCar['year'] = 1969;</text:p>
      <text:p text:style-name="P9"><text:bookmark text:name="24ce"/>An object property name can be any valid JavaScript string, or anything that can be converted to a string, including the empty string. However, any property name that is not a valid JavaScript identifier (for example, a property name that has a space or a hyphen, or that starts with a number) can only be accessed using the square bracket notation. This notation is also very useful when property names are to be dynamically determined (when the property name is not determined until runtime). Examples are as follows:</text:p>
      <text:p text:style-name="P4"><text:bookmark text:name="c2ad"/>// four variables are created and assigned in a single go, </text:p>
      <text:p text:style-name="P5">// separated by commas</text:p>
      <text:p text:style-name="P5">var myObj = new Object(),</text:p>
      <text:p text:style-name="P7"><text:s text:c="4"/><text:span text:style-name="T10">str = 'myString',</text:span></text:p>
      <text:p text:style-name="P7"><text:soft-page-break/><text:s text:c="4"/><text:span text:style-name="T10">rand = Math.random(),</text:span></text:p>
      <text:p text:style-name="P7"><text:s text:c="4"/><text:span text:style-name="T10">obj = new Object();</text:span></text:p>
      <text:p text:style-name="P5">myObj.type <text:s text:c="13"/>= 'Dot syntax';</text:p>
      <text:p text:style-name="P5">myObj['date created'] <text:s text:c="2"/>= 'String with space';</text:p>
      <text:p text:style-name="P5">myObj[str] <text:s text:c="13"/>= 'String value';</text:p>
      <text:p text:style-name="P5">myObj[rand] <text:s text:c="12"/>= 'Random Number';</text:p>
      <text:p text:style-name="P5">myObj[obj] <text:s text:c="13"/>= 'Object';</text:p>
      <text:p text:style-name="P5">myObj[''] <text:s text:c="14"/>= 'Even an empty <text:s text:c="19"/><text:tab/>string';console.log(myObj);</text:p>
      <text:p text:style-name="Text_20_body"><text:line-break/><text:bookmark text:name="ee24"/><text:span text:style-name="Strong_20_Emphasis"><text:span text:style-name="T9">Creating Objects In JavaScript :</text:span></text:span></text:p>
      <text:h text:style-name="P3" text:outline-level="1"><text:bookmark text:name="c963"/>Create JavaScript Object with Object Literal</text:h>
      <text:p text:style-name="P9"><text:bookmark text:name="5fac"/>One of easiest way to create a javascript object is object literal, simply define the property and values inside curly braces as shown below</text:p>
      <text:p text:style-name="P4"><text:bookmark text:name="219e"/>let bike = {name: 'SuperSport', maker:'Ducati', engine:'937cc'};</text:p>
      <text:h text:style-name="P3" text:outline-level="1"><text:bookmark text:name="c35e"/><text:soft-page-break/>Create JavaScript Object with Constructor</text:h>
      <text:p text:style-name="P9"><text:bookmark text:name="0f50"/>Constructor is nothing but a function and with help of new keyword, constructor function allows to create multiple objects of same flavor as shown below</text:p>
      <text:p text:style-name="P4"><text:bookmark text:name="4a26"/>function Vehicle(name, maker) {</text:p>
      <text:p text:style-name="P7"><text:s text:c="3"/><text:span text:style-name="T10">this.name = name;</text:span></text:p>
      <text:p text:style-name="P7"><text:s text:c="3"/><text:span text:style-name="T10">this.maker = maker;</text:span></text:p>
      <text:p text:style-name="P5">}</text:p>
      <text:p text:style-name="P5">let car1 = new Vehicle(’Fiesta’, 'Ford’);</text:p>
      <text:p text:style-name="P5">let car2 = new Vehicle(’Santa Fe’, 'Hyundai’)</text:p>
      <text:p text:style-name="P5">console.log(car1.name); <text:s text:c="3"/>//Output: Fiesta</text:p>
      <text:p text:style-name="P5">console.log(car2.name); <text:s text:c="3"/>//Output: Santa Fe</text:p>
      <text:h text:style-name="P3" text:outline-level="1"><text:bookmark text:name="ae3f"/>Using the JavaScript Keyword new</text:h>
      <text:p text:style-name="P9"><text:bookmark text:name="c250"/>The following example also creates a new JavaScript object with four properties:</text:p>
      <text:p text:style-name="P9"><text:bookmark text:name="0f10"/>Example</text:p>
      <text:p text:style-name="P9"><text:bookmark text:name="624e"/><text:soft-page-break/>var person = new Object();<text:line-break/>person.firstName = “John”;<text:line-break/>person.lastName = “Doe”;<text:line-break/>person.age = 50;<text:line-break/>person.eyeColor = “blue”;</text:p>
      <text:h text:style-name="P2" text:outline-level="1"><text:bookmark text:name="81f6"/><text:span text:style-name="T9">Using the </text:span><text:span text:style-name="Source_20_Text"><text:span text:style-name="T8">Object.create</text:span></text:span><text:span text:style-name="T9"> method</text:span></text:h>
      <text:p text:style-name="P10"><text:bookmark text:name="aa68"/><text:span text:style-name="T3">Objects can also be created using the </text:span><text:a xlink:type="simple" xlink:href="https://developer.mozilla.org/en-US/docs/Web/JavaScript/Reference/Global_Objects/Object/create" office:target-frame-name="_blank" xlink:show="new" text:style-name="Internet_20_link" text:visited-style-name="Visited_20_Internet_20_Link"><text:span text:style-name="Source_20_Text"><text:span text:style-name="T7">Object.create()</text:span></text:span></text:a><text:span text:style-name="T3"> method. This method can be very useful, because it allows you to choose the prototype object for the object you want to create, without having to define a constructor function.</text:span></text:p>
      <text:p text:style-name="P4"><text:bookmark text:name="4122"/>// Animal properties and method encapsulation</text:p>
      <text:p text:style-name="P5">var Animal = {</text:p>
      <text:p text:style-name="P7"><text:s text:c="2"/><text:span text:style-name="T10">type: 'Invertebrates', // Default value of properties</text:span></text:p>
      <text:p text:style-name="P7"><text:s text:c="2"/><text:span text:style-name="T10">displayType: function() { <text:s/>// Method which will display type of Animal</text:span></text:p>
      <text:p text:style-name="P7"><text:s text:c="4"/><text:span text:style-name="T10">console.log(this.type);</text:span></text:p>
      <text:p text:style-name="P7"><text:s text:c="2"/><text:span text:style-name="T10">}</text:span></text:p>
      <text:p text:style-name="P5">};</text:p>
      <text:p text:style-name="P6"><text:soft-page-break/>// Create new animal type called animal1 </text:p>
      <text:p text:style-name="P6">var animal1 = Object.create(Animal);</text:p>
      <text:p text:style-name="P6">animal1.displayType(); // Output:Invertebrates</text:p>
      <text:p text:style-name="P6">// Create new animal type called Fishes</text:p>
      <text:p text:style-name="P6">var fish = Object.create(Animal);</text:p>
      <text:p text:style-name="P6">fish.type = 'Fishes';</text:p>
      <text:p text:style-name="P8"><text:span text:style-name="T1">fish.displayType(); </text:span><text:bookmark text:name="31bf"/><text:span text:style-name="T1">// Output:Fishes</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charter" svg:font-family="charter, Georgia, Cambria, 'Times New Roman', Times, serif"/>
    <style:font-face style:name="fell" svg:font-family="fell, Georgia, Cambria, 'Times New Roman', Times, serif"/>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6:12:35.249000000</meta:creation-date>
    <dc:date>2022-01-25T16:25:45.130000000</dc:date>
    <meta:editing-duration>PT2M59S</meta:editing-duration>
    <meta:editing-cycles>1</meta:editing-cycles>
    <meta:generator>LibreOffice/7.2.5.2$Windows_X86_64 LibreOffice_project/499f9727c189e6ef3471021d6132d4c694f357e5</meta:generator>
    <meta:document-statistic meta:table-count="0" meta:image-count="0" meta:object-count="0" meta:page-count="7" meta:paragraph-count="66" meta:word-count="788" meta:character-count="5213" meta:non-whitespace-character-count="4366"/>
  </office:meta>
</office:document-meta>
</file>